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26.89mm" svg:y="134.67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/>
          <table:table-cell table:formula="of:=[.Q15]+[.P16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/>
          <table:table-cell table:formula="of:=[.Q16]+[.P17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 style:data-style-name="N2" text:time-value="16:16:43.4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84</meta:editing-cycles>
    <meta:editing-duration>PT1H32M14S</meta:editing-duration>
    <dc:title>Saison Ekkart</dc:title>
    <dc:date>2015-11-20T16:18:28.980000000</dc:date>
    <dc:creator>Ekkart Kleinod</dc:creator>
    <meta:generator>LibreOffice/5.0.2.2$Windows_X86_64 LibreOffice_project/37b43f919e4de5eeaca9b9755ed688758a8251fe</meta:generator>
    <meta:document-statistic meta:table-count="1" meta:cell-count="2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